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paragraph-properties fo:line-height="100%"/>
      <style:text-properties fo:language="en" fo:country="US"/>
    </style:style>
    <style:style style:name="P2" style:family="paragraph" style:parent-style-name="No_20_Spacing">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4"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style:font-name="Arial Narrow" fo:font-size="10pt" fo:language="en" fo:country="US" style:font-size-asian="10pt" style:font-size-complex="10pt"/>
    </style:style>
    <style:style style:name="P7" style:family="paragraph" style:parent-style-name="No_20_Spacing" style:master-page-name="Standard">
      <style:paragraph-properties style:page-number="auto"/>
    </style:style>
    <style:style style:name="P8" style:family="paragraph" style:parent-style-name="No_20_Spacing">
      <style:text-properties style:font-name="Arial Narrow" fo:font-size="10pt" fo:language="en" fo:country="US" style:font-size-asian="10pt" style:font-size-complex="10pt"/>
    </style:style>
    <style:style style:name="P9"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10" style:family="paragraph" style:parent-style-name="No_20_Spacing">
      <style:paragraph-properties fo:text-align="center" style:justify-single-word="false"/>
      <style:text-properties style:font-name="Arial Narrow" fo:font-size="10pt" fo:language="en" fo:country="US" style:font-size-asian="10pt" style:font-size-complex="10pt"/>
    </style:style>
    <style:style style:name="P11"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12"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13" style:family="paragraph" style:parent-style-name="Standard">
      <style:paragraph-properties fo:margin-top="0mm" fo:margin-bottom="0mm" fo:text-align="justify" style:justify-single-word="false"/>
      <style:text-properties style:font-name="Arial Narrow" fo:font-size="10pt" fo:language="en" fo:country="US" style:font-size-asian="10pt" style:font-size-complex="10pt"/>
    </style:style>
    <style:style style:name="P14" style:family="paragraph" style:parent-style-name="Standard">
      <style:paragraph-properties fo:margin-left="0mm" fo:margin-right="0mm" fo:text-indent="0mm" style:auto-text-indent="false"/>
      <style:text-properties style:font-name="Arial Narrow1" fo:font-size="10pt" fo:language="en" fo:country="SG" style:font-size-asian="10pt" style:font-size-complex="10pt"/>
    </style:style>
    <style:style style:name="T1" style:family="text">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T2" style:family="text">
      <style:text-properties style:font-name="Arial Narrow" fo:font-size="10pt" fo:language="en" fo:country="US" style:font-size-asian="10pt" style:font-size-complex="10pt"/>
    </style:style>
    <style:style style:name="T3" style:family="text">
      <style:text-properties style:font-name="Arial Narrow" fo:font-size="10pt" fo:language="en" fo:country="US" fo:font-weight="bold" style:font-size-asian="10pt" style:font-weight-asian="bold" style:font-size-complex="10pt"/>
    </style:style>
    <style:style style:name="T4" style:family="text">
      <style:text-properties style:font-name="Arial Narrow" fo:font-size="10pt" fo:language="en" fo:country="US" style:text-underline-style="solid" style:text-underline-width="auto" style:text-underline-color="font-color" style:font-size-asian="10pt" style:font-size-complex="10pt"/>
    </style:style>
    <style:style style:name="T5"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6" style:family="text">
      <style:text-properties style:font-name="Arial Narrow" fo:language="en" fo:country="US"/>
    </style:style>
    <style:style style:name="T7" style:family="text">
      <style:text-properties style:text-position="super 58%" style:font-name="Arial Narrow" fo:font-size="10pt" fo:language="en" fo:country="US" style:font-size-asian="10pt" style:font-size-complex="10pt"/>
    </style:style>
    <style:style style:name="T8" style:family="text">
      <style:text-properties style:font-name="Century Gothic1" fo:font-size="10pt" fo:language="en" fo:country="SG" style:font-name-asian="SimSun" style:font-size-asian="10pt" style:language-asian="zh" style:country-asian="CN" style:font-name-complex="TimesNewRoman" style:font-size-complex="10pt"/>
    </style:style>
    <style:style style:name="T9" style:family="text">
      <style:text-properties style:font-name="Century Gothic1" fo:language="en" fo:country="SG" style:font-name-asian="SimSun" style:language-asian="zh" style:country-asian="CN" style:font-name-complex="TimesNewRoman"/>
    </style:style>
    <style:style style:name="T10" style:family="text">
      <style:text-properties style:font-name="Century Gothic1" style:font-name-asian="SimSun" style:language-asian="zh" style:country-asian="CN" style:font-name-complex="TimesNewRoman"/>
    </style:style>
    <style:style style:name="T11" style:family="text">
      <style:text-properties style:font-name="Arial Narrow1" fo:language="en" fo:country="SG" style:font-name-asian="SimSun" style:language-asian="zh" style:country-asian="CN" style:font-name-complex="TimesNewRoman"/>
    </style:style>
    <style:style style:name="T12" style:family="text">
      <style:text-properties style:font-name-asian="SimSun" style:language-asian="zh" style:country-asian="CN" style:font-name-complex="TimesNew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placeholder text:placeholder-type="text">&lt;o.company_id and o.company_id.partner_id and o.company_id.partner_id.name or ''&gt;</text:placeholder></text:span></text:p>
      <text:p text:style-name="P2">(UEN : <text:span text:style-name="T11"><text:placeholder text:placeholder-type="text">&lt;o.company_id and o.company_id.partner_id and o.company_id.partner_id.uen or ''&gt;</text:placeholder></text:span>)</text:p>
      <text:p text:style-name="P14"><text:span text:style-name="T12"><text:placeholder text:placeholder-type="text">&lt;get_company_full_address(o.company_id)&gt;</text:placeholder></text:span><text:span text:style-name="T12"> </text:span><text:span text:style-name="T10"><text:s/></text:span></text:p>
      <text:p text:style-name="P14"><text:span text:style-name="T6">Tel : 6438 6670 <text:s text:c="18"/>HP : 9871 3644 <text:s text:c="19"/>Email : sallykhor@yahoo.com</text:span></text:p>
      <text:p text:style-name="P1"/>
      <text:p text:style-name="No_20_Spacing"><text:span text:style-name="T2">Date : 23</text:span><text:span text:style-name="T7">rd</text:span><text:span text:style-name="T2"> December 2014</text:span></text:p>
      <text:p text:style-name="P2"/>
      <text:p text:style-name="P2"/>
      <text:p text:style-name="P2">The Board of Directors</text:p>
      <text:p text:style-name="P12">FLAVORS APPLE PTE .LTD.</text:p>
      <text:p text:style-name="P13">6 Tuas Bay Walk #02-09</text:p>
      <text:p text:style-name="P13">BCT Building</text:p>
      <text:p text:style-name="P13">Singapore 637752</text:p>
      <text:p text:style-name="P2"/>
      <text:p text:style-name="P2"/>
      <text:p text:style-name="P2"/>
      <text:p text:style-name="P2">Dear Sirs</text:p>
      <text:p text:style-name="P2"/>
      <text:p text:style-name="P3">This letter is to confirm our understanding of the terms of our engagement and the nature and limitations of the services we will provide.</text:p>
      <text:p text:style-name="P3"/>
      <text:p text:style-name="P4">Scope of Engagement</text:p>
      <text:p text:style-name="P5"><text:span text:style-name="T2">On the basis of information you provided, we will compile the balance sheet of </text:span><text:span text:style-name="T5">FLAVORS APPLE PTE. LTD.</text:span><text:span text:style-name="T2"> (the “Company”) as at </text:span><text:span text:style-name="T5">_____________</text:span><text:bookmark text:name="_GoBack"/><text:span text:style-name="T5">_____</text:span><text:span text:style-name="T2">,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3"/>
      <text:p text:style-name="P4">Responsibility</text:p>
      <text:p text:style-name="P3">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3"/>
      <text:p text:style-name="P3">The information will be prepared in accordance with Singapore Financial Reporting Standards. <text:s/>Any known departures from this framework will be highlighted to you.</text:p>
      <text:p text:style-name="P3"/>
      <text:p text:style-name="P3">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3"/>
      <text:p text:style-name="P4">Reliance on Information and Explanations</text:p>
      <text:p text:style-name="P3">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3"/>
      <text:p text:style-name="P4">Confidentiality</text:p>
      <text:p text:style-name="P3">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
      <text:p text:style-name="P3"/>
      <text:p text:style-name="P4">Access to Information</text:p>
      <text:p text:style-name="P3">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3"/>
      <text:p text:style-name="P3"><text:soft-page-break/></text:p>
      <text:p text:style-name="P3"/>
      <text:p text:style-name="P3"/>
      <text:p text:style-name="P10">Page 1 of 2</text:p>
      <text:p text:style-name="P3"/>
      <text:p text:style-name="P3"/>
      <text:p text:style-name="P4">Professional Fee</text:p>
      <text:p text:style-name="P5"><text:span text:style-name="T2">It is our practice to charge our fee in accordance with the time spent by our personnel involved in the assignment. <text:s/>Based on the information available to us, we have estimated that the fee for the assignment will be </text:span><text:span text:style-name="T5">S$ 500.00 for service rendered for Dormant <text:s/>company </text:span><text:span text:style-name="T2">. <text:s/>The fee does not</text:span><text:span text:style-name="T3"> </text:span><text:span text:style-name="T2">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3"/>
      <text:p text:style-name="P4">Acceptance</text:p>
      <text:p text:style-name="P3">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3"/>
      <text:p text:style-name="P3"/>
      <text:p text:style-name="P3">Yours faithfully</text:p>
      <text:p text:style-name="P3"/>
      <text:p text:style-name="P3"/>
      <text:p text:style-name="P3"/>
      <text:p text:style-name="P6"/>
      <text:p text:style-name="P3"/>
      <text:p text:style-name="P5"><text:span text:style-name="T2">Agreed and approved on behalf of </text:span><text:span text:style-name="T5">FLAVORS APPLE PTE. LTD.</text:span></text:p>
      <text:p text:style-name="P4"/>
      <text:p text:style-name="P4"/>
      <text:p text:style-name="P4"/>
      <text:p text:style-name="P3">Signature<text:tab/><text:tab/><text:tab/>_____________________________________</text:p>
      <text:p text:style-name="P3"/>
      <text:p text:style-name="P5"><text:span text:style-name="T2">Name<text:tab/><text:tab/><text:tab/></text:span><text:span text:style-name="T4">GOH HOCK LEONG ANTHONY___________</text:span></text:p>
      <text:p text:style-name="P3"/>
      <text:p text:style-name="P5"><text:span text:style-name="T2">Designation<text:tab/><text:tab/></text:span><text:span text:style-name="T4">DIRECTOR</text:span><text:span text:style-name="T2">____________________________<text:tab/></text:span></text:p>
      <text:p text:style-name="P3"/>
      <text:p text:style-name="P3">Date<text:tab/><text:tab/><text:tab/>_____________________________________<text:tab/></text:p>
      <text:p text:style-name="P3"/>
      <text:p text:style-name="P3"/>
      <text:p text:style-name="P3"/>
      <text:p text:style-name="P3"/>
      <text:p text:style-name="P3"/>
      <text:p text:style-name="P3"/>
      <text:p text:style-name="P3">Signature<text:tab/><text:tab/><text:tab/>_____________________________________</text:p>
      <text:p text:style-name="P3"/>
      <text:p text:style-name="P5"><text:span text:style-name="T2">Name<text:tab/><text:tab/><text:tab/></text:span><text:span text:style-name="T4">Terence Choa Kwok Fai__________________</text:span></text:p>
      <text:p text:style-name="P3"/>
      <text:p text:style-name="P5"><text:span text:style-name="T2">Designation<text:tab/><text:tab/></text:span><text:span text:style-name="T4">DIRECTOR</text:span><text:span text:style-name="T2">____________________________<text:tab/></text:span></text:p>
      <text:p text:style-name="P3"/>
      <text:p text:style-name="P3">Date<text:tab/><text:tab/><text:tab/>_____________________________________<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Page 2 of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5.01mm" fo:margin-left="23mm" fo:margin-right="17mm" style:writing-mode="lr-tb" style:layout-grid-color="#c0c0c0" style:layout-grid-lines="44"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14</meta:editing-cycles>
    <meta:print-date>2014-12-25T17:19:00</meta:print-date>
    <meta:creation-date>2014-12-25T17:20:00</meta:creation-date>
    <dc:date>2015-12-07T23:29:04</dc:date>
    <meta:editing-duration>PT1M28S</meta:editing-duration>
    <meta:generator>LibreOffice/3.5$Linux_X86_64 LibreOffice_project/350m1$Build-2</meta:generator>
    <meta:document-statistic meta:table-count="0" meta:image-count="0" meta:object-count="0" meta:page-count="2" meta:paragraph-count="40" meta:word-count="864" meta:character-count="5689" meta:non-whitespace-character-count="47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